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language="pt" fo:country="BR" fo:font-weight="bold" style:font-weight-asian="bold" style:font-weight-complex="bold"/>
    </style:style>
    <style:style style:name="P2" style:family="paragraph" style:parent-style-name="Text_20_body">
      <style:paragraph-properties fo:text-align="justify" style:justify-single-word="false"/>
      <style:text-properties fo:language="pt" fo:country="BR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423cm" fo:text-align="justify" style:justify-single-word="false"/>
      <style:text-properties fo:language="pt" fo:country="BR"/>
    </style:style>
    <style:style style:name="P6" style:family="paragraph" style:parent-style-name="Text_20_body">
      <style:paragraph-properties fo:text-align="justify" style:justify-single-word="false"/>
      <style:text-properties fo:language="pt" fo:country="BR"/>
    </style:style>
    <style:style style:name="T1" style:family="text">
      <style:text-properties fo:color="#000000"/>
    </style:style>
    <style:style style:name="T2" style:family="text">
      <style:text-properties fo:language="pt" fo:country="BR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ista 2 - funções <text:span text:style-name="T1">(sala de aula)</text:span></text:p>
      <text:p text:style-name="P2">Assunto:</text:p>
      <text:p text:style-name="P2"><text:tab/>funções, passagem de parâmetro para funções, uso de switch case, menu de opções</text:p>
      <text:p text:style-name="P3"><text:span text:style-name="T2">Resolver todos os exercícios utilizando funções. Fazer um programa principal (função main()) e do mesmo chamar as funções correspondentes aos exercícios. Listar os exercícios como opções a serem escolhidas pelo usuário, como uso de switch case. O programa principal permanecerá em execução até que seja escolhida a opção sair ou alguma equivalente.</text:span> <text:span text:style-name="T2">Cada um dos exercícios pode ser implementado por uma ou mais funções. Identificar quantas e quais as funções necessárias para cada exercício faz parte da resolução do mesmo</text:span></text:p>
      <text:p text:style-name="P3"/>
      <text:p text:style-name="P4">Exercícios 1, 2 e 3 em um mesmo programa principal</text:p>
      <text:p text:style-name="P2">1) Fazer um programa para dado n e p inteiros e maiores que zero, calcular as combinações de n elementos p a p, isto é n!/(p! * (n-p)!). Utilizar a função do fatorial para implementar a fórmula. A função deverá ser incluída com #include &lt;Arquivofuncao.h&gt;</text:p>
      <text:p text:style-name="P2"/>
      <text:p text:style-name="P2">2) Elaborar uma função para calcular o mdc (maior divisor comum) entre dois números. Os números são lidos na função chamadora e passados como parâmetro para a função que calcula o mdc. Esta função retorna o mdc para a função chamadora.</text:p>
      <text:p text:style-name="P2"/>
      <text:p text:style-name="P2">3) Elaborar uma função para calcular o mmc (mínimo múltiplo comum) entre dois números. Os números são lidos e passados como parâmetro para a função que calcula o mmc. Esta função retorna o mmc para a função chamadora.</text:p>
      <text:p text:style-name="P1"/>
      <text:p text:style-name="P1">Exercício 4 em um programa principal</text:p>
      <text:p text:style-name="P2">4) Faça uma função que recebe, por parâmetro, um valor inteiro e positivo e retorna a quantidade de divisores de um número. </text:p>
      <text:p text:style-name="P2">a) Usar essa função para mostrar a quantidade de divisores de valores informados pelo usuário. Repetir a leitura enquanto informados valores positivos.</text:p>
      <text:p text:style-name="P2">b) Usar essa função para mostrar a quantidade de divisores de um intervalo informado pelo usuário. O intervalo deve ser apresentado em ordem crescente, independentemente da ordem que o usuário informou os valores.</text:p>
      <text:p text:style-name="P2">c) Usar essa função para verificar e apresentar a maior quantidade de divisores, e o respecitivo valor que a contém, de números informados pelo usuário. Repetir a leitura enquanto informados valores positivos.</text:p>
      <text:p text:style-name="P2"/>
      <text:p text:style-name="P1">Exercício 5 em um programa principal</text:p>
      <text:p text:style-name="P2">5) Fazer uma função que mostre os divisores de um número. Essa função recebe como parâmetro o número e mostra os divisores de 1 até o número passado como parâmetro da função.</text:p>
      <text:p text:style-name="P2">a) Usar essa função para mostrar os divisores de valores informados pelo usuário. Validar para que seja uma entrada positiva.</text:p>
      <text:p text:style-name="P2">b) Usar essa função para mostrar os divisores de cada número de um intervalo com os limites informados pelo usuário. E a função do exercício anterior para apresentar a quantidade de divisores. Apresentar primeiro os divisores e em seguida (no final da respectiva linha) a quantidade de <text:soft-page-break/>divisores.</text:p>
      <text:p text:style-name="P2">Exemplo:</text:p>
      <text:p text:style-name="P2">intervalo entre 5 e 7</text:p>
      <text:p text:style-name="P2">5 =&gt; <text:tab/>1<text:tab/>5. <text:s/>Total de divisores: 2</text:p>
      <text:p text:style-name="P2">6 =&gt; 1<text:tab/><text:tab/>2<text:tab/>3<text:tab/>6. <text:s/>Total de divisores: 4</text:p>
      <text:p text:style-name="P2">7 =&gt; 1<text:tab/><text:tab/>7. Total de divisores: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atriz </meta:initial-creator>
    <meta:creation-date>2011-05-18T10:10:47.96</meta:creation-date>
    <dc:date>2012-05-20T18:45:58.17</dc:date>
    <dc:creator>Beatriz </dc:creator>
    <meta:editing-duration>PT01H56M19S</meta:editing-duration>
    <meta:editing-cycles>15</meta:editing-cycles>
    <meta:generator>BrOffice.org/3.2$Win32 OpenOffice.org_project/320m18$Build-9502</meta:generator>
    <meta:document-statistic meta:table-count="0" meta:image-count="0" meta:object-count="0" meta:page-count="2" meta:paragraph-count="22" meta:word-count="488" meta:character-count="2892"/>
  </office:meta>
</office:document-meta>
</file>